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3cm" svg:stroke-color="#00ae00" draw:marker-start-width="0.75cm" draw:marker-end-width="0.75cm" draw:fill="solid" draw:fill-color="#00ae00" draw:textarea-horizontal-align="center" draw:textarea-vertical-align="middle" fo:padding-top="0.275cm" fo:padding-bottom="0.275cm" fo:padding-left="0.4cm" fo:padding-right="0.4cm" draw:shadow="hidden"/>
    </style:style>
    <style:style style:name="gr8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32pt" style:language-asian="zxx" style:country-asian="none" style:font-style-asian="normal" style:font-weight-asian="normal" style:font-family-complex="'Bitstream Vera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text-properties fo:font-family="'URW Bookman L'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olyline draw:style-name="gr1" draw:text-style-name="P1" draw:layer="layout" svg:width="5.256cm" svg:height="6.299cm" draw:transform="rotate (-1.69296937443537) translate (8.50396473568301cm 3.80823548380246cm)" svg:viewBox="0 0 5257 6300" draw:points="0,-11509 5257,-11509 5257,-17809 0,-17809">
                <text:p/>
              </draw:polyline>
              <draw:polyline draw:style-name="gr2" draw:text-style-name="P1" draw:layer="layout" svg:width="7.124cm" svg:height="4.457cm" draw:transform="skewX (0.00122173047639581) rotate (0.437204977624497) translate (1.14468206630034cm 3.43429150092521cm)" svg:viewBox="0 0 7125 4458" draw:points="0,7192 4955,7193 7125,11649">
                <text:p/>
              </draw:polyline>
            </draw:g>
            <draw:g>
              <draw:polyline draw:style-name="gr3" draw:text-style-name="P1" draw:layer="layout" svg:width="4.999cm" svg:height="5.999cm" draw:transform="rotate (-1.69296937443537) translate (8.36048296932842cm 3.88546799169133cm)" svg:viewBox="0 0 5000 6000" draw:points="0,-11543 5000,-11543 5000,-17543 0,-17543">
                <text:p/>
              </draw:polyline>
              <draw:polyline draw:style-name="gr4" draw:text-style-name="P1" draw:layer="layout" svg:width="6.783cm" svg:height="4.24cm" draw:transform="rotate (0.436506845923699) translate (1.35172523613636cm 3.52865566367787cm)" svg:viewBox="0 0 6784 4241" draw:points="0,7539 4717,7539 6784,11779">
                <text:p/>
              </draw:polyline>
            </draw:g>
            <draw:g>
              <draw:path draw:style-name="gr5" draw:text-style-name="P2" draw:layer="layout" svg:width="1.551cm" svg:height="1.747cm" draw:transform="skewX (-0.0029670597283898) rotate (-1.6824973989234) translate (5.10798235558506cm 5.76460516282259cm)" svg:viewBox="0 0 1552 1748" svg:d="m0-9690c1568 0 1552-1747 1552-1747l-1 17">
                <text:p/>
              </draw:path>
              <draw:path draw:style-name="gr6" draw:text-style-name="P2" draw:layer="layout" svg:width="1.55cm" svg:height="1.746cm" draw:transform="skewX (0.00226892802759221) rotate (1.43762770486746) translate (4.935150876651cm 7.30552502525498cm)" svg:viewBox="0 0 1551 1747" svg:d="m1551 13470c-1568 0-1551-1747-1551-1747v18">
                <text:p/>
              </draw:path>
            </draw:g>
            <draw:line draw:style-name="gr7" draw:text-style-name="P3" draw:layer="layout" svg:x1="3.73cm" svg:y1="4.256cm" svg:x2="4.646cm" svg:y2="4.033cm">
              <text:p/>
            </draw:line>
            <draw:line draw:style-name="gr7" draw:text-style-name="P3" draw:layer="layout" svg:x1="6.842cm" svg:y1="4.639cm" svg:x2="6.007cm" svg:y2="4.201cm">
              <text:p/>
            </draw:line>
          </draw:g>
          <draw:frame draw:style-name="gr8" draw:text-style-name="P4" draw:layer="layout" svg:width="6.444cm" svg:height="2.912cm" svg:x="1.607cm" svg:y="8.33cm">
            <draw:text-box>
              <text:p text:style-name="P4">Fhem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3T17:19:32</meta:creation-date>
    <dc:date>2010-01-03T18:12:33</dc:date>
    <meta:editing-duration>PT00H06M19S</meta:editing-duration>
    <meta:editing-cycles>1</meta:editing-cycles>
    <meta:document-statistic meta:object-count="14"/>
    <meta:generator>OpenOffice.org/3.1$Linux OpenOffice.org_project/310m19$Build-9420</meta:generator>
  </office:meta>
</office:document-meta>
</file>